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style:font-size-asian="12pt" style:font-size-complex="12pt"/>
    </style:style>
    <style:style style:name="P2" style:family="paragraph" style:parent-style-name="Standard">
      <style:text-properties style:use-window-font-color="true" style:font-name="Arial" fo:font-size="12pt" style:text-underline-style="none" style:font-size-asian="12pt" style:font-size-complex="12pt"/>
    </style:style>
    <style:style style:name="P3" style:family="paragraph" style:parent-style-name="Standard">
      <style:text-properties fo:color="#000000" style:font-name="Consolas" fo:font-size="10pt" style:text-underline-style="none" fo:background-color="#e8f2fe" style:font-name-asian="Consolas" style:font-size-asian="10pt" style:font-name-complex="Consolas" style:font-size-complex="10pt"/>
    </style:style>
    <style:style style:name="P4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text-properties style:use-window-font-color="true" style:font-name="Arial" fo:font-size="12pt" style:font-size-asian="12pt" style:font-size-complex="12pt"/>
    </style:style>
    <style:style style:name="P6" style:family="paragraph" style:parent-style-name="Standard">
      <style:text-properties style:use-window-font-color="true" style:font-name="Arial" fo:font-size="12pt" style:font-size-asian="12pt" style:font-size-complex="12pt"/>
    </style:style>
    <style:style style:name="P7" style:family="paragraph" style:parent-style-name="Standard" style:list-style-name="L1">
      <style:text-properties style:use-window-font-color="true" style:font-name="Arial" fo:font-size="12pt" style:font-size-asian="12pt" style:font-size-complex="12pt"/>
    </style:style>
    <style:style style:name="P8" style:family="paragraph" style:parent-style-name="Standard" style:list-style-name="L2">
      <style:text-properties style:use-window-font-color="true" style:font-name="Arial" fo:font-size="12pt" style:font-size-asian="12pt" style:font-size-complex="12pt"/>
    </style:style>
    <style:style style:name="P9" style:family="paragraph" style:parent-style-name="Standard" style:list-style-name="L3">
      <style:text-properties style:use-window-font-color="true" style:font-name="Arial" fo:font-size="12pt" style:font-size-asian="12pt" style:font-size-complex="12pt"/>
    </style:style>
    <style:style style:name="P10" style:family="paragraph" style:parent-style-name="Standard">
      <style:text-properties style:use-window-font-color="true" style:font-name="Arial" fo:font-size="12pt" style:text-underline-style="none" style:font-size-asian="12pt" style:font-size-complex="12pt"/>
    </style:style>
    <style:style style:name="P11" style:family="paragraph" style:parent-style-name="Standard" style:list-style-name="L4">
      <style:text-properties fo:color="#000000" style:font-name="Consolas" fo:font-size="10pt" style:text-underline-style="none" fo:background-color="#e8f2fe" style:font-name-asian="Consolas" style:font-size-asian="10pt" style:font-name-complex="Consolas" style:font-size-complex="10pt"/>
    </style:style>
    <style:style style:name="T1" style:family="text">
      <style:text-properties style:use-window-font-color="true" style:font-name="Arial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écification Technique</text:p>
      <text:p text:style-name="Standard"/>
      <text:p text:style-name="Standard"/>
      <text:p text:style-name="Standard"/>
      <text:p text:style-name="Standard">java : 1.8</text:p>
      <text:p text:style-name="Standard"/>
      <text:p text:style-name="Standard">Maven : <text:s/><text:span text:style-name="T1">injection des dépendances</text:span></text:p>
      <text:p text:style-name="Standard"/>
      <text:p text:style-name="Standard">GIT : gestionnaire de version</text:p>
      <text:p text:style-name="Standard"/>
      <text:p text:style-name="Standard">IHM : Swing</text:p>
      <text:p text:style-name="Standard"/>
      <text:p text:style-name="Standard">Spring, <text:span text:style-name="T1">org.springframework.boot</text:span> :</text:p>
      <text:list xml:id="list3175499867127128144" text:style-name="L1">
        <text:list-item>
          <text:p text:style-name="P7">spring-boot-starter: socle logiciel et IOP (injection des dépendances)</text:p>
        </text:list-item>
        <text:list-item>
          <text:p text:style-name="P7">Spring-boot-maven-plugin : gestion du projet avec maven</text:p>
        </text:list-item>
        <text:list-item>
          <text:p text:style-name="P7">spring-boot-starter-data-jpa : Java Persistance API (partie 1)</text:p>
        </text:list-item>
        <text:list-item>
          <text:p text:style-name="P7">spring-boot-starter-web : pour les service REST (partie 3)</text:p>
        </text:list-item>
        <text:list-item>
          <text:p text:style-name="P7">spring-boot-starter-test : inutilisé (pour d’éventuel test unitaire plus tard)</text:p>
        </text:list-item>
      </text:list>
      <text:p text:style-name="P1"/>
      <text:p text:style-name="P1">org.xerial : <text:s/></text:p>
      <text:list xml:id="list8984118411267699589" text:style-name="L2">
        <text:list-item>
          <text:p text:style-name="P8">sqlite-jdbc : liaison au SGBD Sqlite (partie 1)</text:p>
        </text:list-item>
      </text:list>
      <text:p text:style-name="P1"/>
      <text:p text:style-name="P1">org.projectlombok :</text:p>
      <text:list xml:id="list4902059498248642209" text:style-name="L3">
        <text:list-item>
          <text:p text:style-name="P9">lombok : allègement du code par annotation</text:p>
        </text:list-item>
      </text:list>
      <text:p text:style-name="P2"/>
      <text:p text:style-name="P3">org.beryx :</text:p>
      <text:list xml:id="list8199457465323400432" text:style-name="L4">
        <text:list-item>
          <text:p text:style-name="P11">awt-color-factory</text:p>
        </text:list-item>
      </text:list>
      <text:p text:style-name="P3"/>
      <text:p text:style-name="P2"/>
      <text:p text:style-name="P1">Modèle d'architecture logiciel</text:p>
      <text:p text:style-name="P1">DAO<text:tab/> ↔<text:tab/> Service<text:tab/>↔<text:tab/>MVC1 avec micro-contrôleur (classique Swing) </text:p>
      <text:p text:style-name="P1"><text:tab/><text:tab/>(<text:tab/><text:tab/>↔<text:tab/> service REST)</text:p>
      <text:p text:style-name="P1"/>
      <text:p text:style-name="P1"/>
      <text:p text:style-name="P1">configuration charte graphique par fichier configuration</text:p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><text:tab/></text:p>
      <text:p text:style-name="P1"><text:tab/><text:tab/>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oist Dubuc</meta:initial-creator>
    <meta:creation-date>2021-03-29T18:07:51.10</meta:creation-date>
    <meta:generator>OpenOffice/4.1.9$Win32 OpenOffice.org_project/419m1$Build-9805</meta:generator>
    <dc:date>2021-07-13T12:34:29.67</dc:date>
    <dc:creator>Benoist Dubuc</dc:creator>
    <meta:editing-duration>PT53M52S</meta:editing-duration>
    <meta:editing-cycles>22</meta:editing-cycles>
    <meta:document-statistic meta:table-count="0" meta:image-count="0" meta:object-count="0" meta:page-count="1" meta:paragraph-count="24" meta:word-count="112" meta:character-count="797"/>
  </office:meta>
</office:document-meta>
</file>